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dc" table:style-name="ta1">
        <table:shapes>
          <draw:frame draw:z-index="0" draw:style-name="gr1" draw:text-style-name="P1" svg:width="159.99mm" svg:height="89.99mm" svg:x="221.43mm" svg:y="3.39mm">
            <draw:object draw:notify-on-update-of-ranges="adc.B2:adc.B14 adc.C1:adc.C1 adc.C2:adc.C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C2A-hex</text:p>
          </table:table-cell>
          <table:table-cell table:style-name="ce1" office:value-type="string" calcext:value-type="string">
            <text:p>OC2A</text:p>
          </table:table-cell>
          <table:table-cell table:style-name="ce1" office:value-type="string" calcext:value-type="string">
            <text:p>Modbus</text:p>
          </table:table-cell>
          <table:table-cell table:style-name="ce1" office:value-type="string" calcext:value-type="string">
            <text:p>Curr/mA</text:p>
          </table:table-cell>
          <table:table-cell table:style-name="ce1" office:value-type="string" calcext:value-type="string">
            <text:p>ADC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HEX2DEC([.A2])" office:value-type="float" office:value="16" calcext:value-type="float">
            <text:p>16</text:p>
          </table:table-cell>
          <table:table-cell table:formula="of:=[.D2]*2048" office:value-type="float" office:value="3543.04" calcext:value-type="float">
            <text:p>3543,04</text:p>
          </table:table-cell>
          <table:table-cell table:style-name="ce2" office:value-type="float" office:value="1.73" calcext:value-type="float">
            <text:p>1,73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HEX2DEC([.A3])" office:value-type="float" office:value="32" calcext:value-type="float">
            <text:p>32</text:p>
          </table:table-cell>
          <table:table-cell table:formula="of:=[.D3]*2048" office:value-type="float" office:value="7065.6" calcext:value-type="float">
            <text:p>7065,6</text:p>
          </table:table-cell>
          <table:table-cell table:style-name="ce2" office:value-type="float" office:value="3.45" calcext:value-type="float">
            <text:p>3,4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HEX2DEC([.A4])" office:value-type="float" office:value="48" calcext:value-type="float">
            <text:p>48</text:p>
          </table:table-cell>
          <table:table-cell table:formula="of:=[.D4]*2048" office:value-type="float" office:value="10588.16" calcext:value-type="float">
            <text:p>10588,16</text:p>
          </table:table-cell>
          <table:table-cell table:style-name="ce2" office:value-type="float" office:value="5.17" calcext:value-type="float">
            <text:p>5,17</text:p>
          </table:table-cell>
          <table:table-cell table:style-name="ce2" office:value-type="float" office:value="44" calcext:value-type="float">
            <text:p>44</text:p>
          </table:table-cell>
          <table:table-cell/>
          <table:table-cell office:value-type="string" calcext:value-type="string">
            <text:p>Regressionsmodell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HEX2DEC([.A5])" office:value-type="float" office:value="64" calcext:value-type="float">
            <text:p>64</text:p>
          </table:table-cell>
          <table:table-cell table:formula="of:=[.D5]*2048" office:value-type="float" office:value="14110.72" calcext:value-type="float">
            <text:p>14110,72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2:.$B$14] ; [.$C$2:.$C$14])" office:value-type="float" office:value="0.999998361745652" calcext:value-type="float">
            <text:p>0,999998361745652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HEX2DEC([.A6])" office:value-type="float" office:value="80" calcext:value-type="float">
            <text:p>80</text:p>
          </table:table-cell>
          <table:table-cell table:formula="of:=[.D6]*2048" office:value-type="float" office:value="17633.28" calcext:value-type="float">
            <text:p>17633,28</text:p>
          </table:table-cell>
          <table:table-cell table:style-name="ce2" office:value-type="float" office:value="8.61" calcext:value-type="float">
            <text:p>8,61</text:p>
          </table:table-cell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Standardfehler</text:p>
          </table:table-cell>
          <table:table-cell table:number-matrix-columns-spanned="1" table:number-matrix-rows-spanned="1" table:formula="of:=STEYX([.$B$2:.$B$14] ; [.$C$2:.$C$14])" office:value-type="float" office:value="0.0834644579348879" calcext:value-type="float">
            <text:p>0,083464457934888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91" calcext:value-type="float">
            <text:p>91</text:p>
          </table:table-cell>
          <table:table-cell table:formula="of:=[.D7]*2048" office:value-type="float" office:value="20008.96" calcext:value-type="float">
            <text:p>20008,96</text:p>
          </table:table-cell>
          <table:table-cell table:style-name="ce2" office:value-type="float" office:value="9.77" calcext:value-type="float">
            <text:p>9,7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HEX2DEC([.A8])" office:value-type="float" office:value="112" calcext:value-type="float">
            <text:p>112</text:p>
          </table:table-cell>
          <table:table-cell table:formula="of:=[.D8]*2048" office:value-type="float" office:value="24678.4" calcext:value-type="float">
            <text:p>24678,4</text:p>
          </table:table-cell>
          <table:table-cell table:style-name="ce2" office:value-type="float" office:value="12.05" calcext:value-type="float">
            <text:p>12,05</text:p>
          </table:table-cell>
          <table:table-cell table:style-name="ce2" office:value-type="float" office:value="105" calcext:value-type="float">
            <text:p>105</text:p>
          </table:table-cell>
          <table:table-cell/>
          <table:table-cell office:value-type="string" calcext:value-type="string">
            <text:p>Steigung</text:p>
          </table:table-cell>
          <table:table-cell table:number-matrix-columns-spanned="1" table:number-matrix-rows-spanned="1" table:formula="of:=SLOPE([.$B$2:.$B$14] ; [.$C$2:.$C$14])" office:value-type="float" office:value="0.00453795344259524" calcext:value-type="float">
            <text:p>0,004537953442595</text:p>
          </table:table-cell>
          <table:table-cell table:formula="of:=[.H8]*65536" office:value-type="float" office:value="297.399316813922" calcext:value-type="float">
            <text:p>297,39931681392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HEX2DEC([.A9])" office:value-type="float" office:value="128" calcext:value-type="float">
            <text:p>128</text:p>
          </table:table-cell>
          <table:table-cell table:formula="of:=[.D9]*2048" office:value-type="float" office:value="28200.96" calcext:value-type="float">
            <text:p>28200,96</text:p>
          </table:table-cell>
          <table:table-cell table:style-name="ce2" office:value-type="float" office:value="13.77" calcext:value-type="float">
            <text:p>13,77</text:p>
          </table:table-cell>
          <table:table-cell table:style-name="ce2" office:value-type="float" office:value="120" calcext:value-type="float">
            <text:p>120</text:p>
          </table:table-cell>
          <table:table-cell/>
          <table:table-cell office:value-type="string" calcext:value-type="string">
            <text:p>Achsenabschnitt</text:p>
          </table:table-cell>
          <table:table-cell table:number-matrix-columns-spanned="1" table:number-matrix-rows-spanned="1" table:formula="of:=INTERCEPT([.$B$2:.$B$14] ; [.$C$2:.$C$14])" office:value-type="float" office:value="-0.00944549837915076" calcext:value-type="float">
            <text:p>-0,009445498379151</text:p>
          </table:table-cell>
          <table:table-cell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HEX2DEC([.A10])" office:value-type="float" office:value="144" calcext:value-type="float">
            <text:p>144</text:p>
          </table:table-cell>
          <table:table-cell table:formula="of:=[.D10]*2048" office:value-type="float" office:value="31723.52" calcext:value-type="float">
            <text:p>31723,52</text:p>
          </table:table-cell>
          <table:table-cell table:style-name="ce2" office:value-type="float" office:value="15.49" calcext:value-type="float">
            <text:p>15,49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2" table:formula="of:=HEX2DEC([.A11])" office:value-type="float" office:value="160" calcext:value-type="float">
            <text:p>160</text:p>
          </table:table-cell>
          <table:table-cell table:formula="of:=[.D11]*2048" office:value-type="float" office:value="35246.08" calcext:value-type="float">
            <text:p>35246,08</text:p>
          </table:table-cell>
          <table:table-cell table:style-name="ce2" office:value-type="float" office:value="17.21" calcext:value-type="float">
            <text:p>17,21</text:p>
          </table:table-cell>
          <table:table-cell table:style-name="ce2" office:value-type="float" office:value="150" calcext:value-type="float">
            <text:p>150</text:p>
          </table:table-cell>
          <table:table-cell/>
          <table:table-cell table:formula="of:=INDEX([.$C$2:.$C$14]; 1; 1)" office:value-type="float" office:value="3543.04" calcext:value-type="float">
            <text:p>3543,04</text:p>
          </table:table-cell>
          <table:table-cell table:formula="of:=[.$H$8] * [.$G$11] + [.$H$9]" office:value-type="float" office:value="16.0687050668735" calcext:value-type="float">
            <text:p>16,0687050668735</text:p>
          </table:table-cell>
          <table:table-cell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2" table:formula="of:=HEX2DEC([.A12])" office:value-type="float" office:value="176" calcext:value-type="float">
            <text:p>176</text:p>
          </table:table-cell>
          <table:table-cell table:formula="of:=[.D12]*2048" office:value-type="float" office:value="38789.12" calcext:value-type="float">
            <text:p>38789,12</text:p>
          </table:table-cell>
          <table:table-cell table:style-name="ce2" office:value-type="float" office:value="18.94" calcext:value-type="float">
            <text:p>18,94</text:p>
          </table:table-cell>
          <table:table-cell table:style-name="ce2" office:value-type="float" office:value="165" calcext:value-type="float">
            <text:p>165</text:p>
          </table:table-cell>
          <table:table-cell/>
          <table:table-cell table:formula="of:=INDEX([.$C$2:.$C$14]; 2; 1)" office:value-type="float" office:value="7065.6" calcext:value-type="float">
            <text:p>7065,6</text:p>
          </table:table-cell>
          <table:table-cell table:formula="of:=[.$H$8] * [.$G$12] + [.$H$9]" office:value-type="float" office:value="32.0539183456218" calcext:value-type="float">
            <text:p>32,0539183456218</text:p>
          </table:table-cell>
          <table:table-cell/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2" table:formula="of:=HEX2DEC([.A13])" office:value-type="float" office:value="192" calcext:value-type="float">
            <text:p>192</text:p>
          </table:table-cell>
          <table:table-cell table:formula="of:=[.D13]*2048" office:value-type="float" office:value="42332.16" calcext:value-type="float">
            <text:p>42332,16</text:p>
          </table:table-cell>
          <table:table-cell table:style-name="ce2" office:value-type="float" office:value="20.67" calcext:value-type="float">
            <text:p>20,67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INDEX([.$C$2:.$C$14]; 3; 1)" office:value-type="float" office:value="10588.16" calcext:value-type="float">
            <text:p>10588,16</text:p>
          </table:table-cell>
          <table:table-cell table:formula="of:=[.$H$8] * [.$G$13] + [.$H$9]" office:value-type="float" office:value="48.0391316243701" calcext:value-type="float">
            <text:p>48,0391316243701</text:p>
          </table:table-cell>
          <table:table-cell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2" table:formula="of:=HEX2DEC([.A14])" office:value-type="float" office:value="208" calcext:value-type="float">
            <text:p>208</text:p>
          </table:table-cell>
          <table:table-cell table:formula="of:=[.D14]*2048" office:value-type="float" office:value="45854.72" calcext:value-type="float">
            <text:p>45854,72</text:p>
          </table:table-cell>
          <table:table-cell table:style-name="ce2" office:value-type="float" office:value="22.39" calcext:value-type="float">
            <text:p>22,39</text:p>
          </table:table-cell>
          <table:table-cell table:style-name="ce2" office:value-type="float" office:value="195" calcext:value-type="float">
            <text:p>195</text:p>
          </table:table-cell>
          <table:table-cell/>
          <table:table-cell table:formula="of:=INDEX([.$C$2:.$C$14]; 4; 1)" office:value-type="float" office:value="14110.72" calcext:value-type="float">
            <text:p>14110,72</text:p>
          </table:table-cell>
          <table:table-cell table:formula="of:=[.$H$8] * [.$G$14] + [.$H$9]" office:value-type="float" office:value="64.0243449031184" calcext:value-type="float">
            <text:p>64,0243449031184</text:p>
          </table:table-cell>
          <table:table-cell/>
        </table:table-row>
        <table:table-row table:style-name="ro1">
          <table:table-cell table:number-columns-repeated="6"/>
          <table:table-cell table:formula="of:=INDEX([.$C$2:.$C$14]; 5; 1)" office:value-type="float" office:value="17633.28" calcext:value-type="float">
            <text:p>17633,28</text:p>
          </table:table-cell>
          <table:table-cell table:formula="of:=[.$H$8] * [.$G$15] + [.$H$9]" office:value-type="float" office:value="80.0095581818666" calcext:value-type="float">
            <text:p>80,0095581818666</text:p>
          </table:table-cell>
          <table:table-cell/>
        </table:table-row>
        <table:table-row table:style-name="ro1">
          <table:table-cell table:number-columns-repeated="6"/>
          <table:table-cell table:formula="of:=INDEX([.$C$2:.$C$14]; 6; 1)" office:value-type="float" office:value="20008.96" calcext:value-type="float">
            <text:p>20008,96</text:p>
          </table:table-cell>
          <table:table-cell table:formula="of:=[.$H$8] * [.$G$16] + [.$H$9]" office:value-type="float" office:value="90.7902834163713" calcext:value-type="float">
            <text:p>90,7902834163713</text:p>
          </table:table-cell>
          <table:table-cell/>
        </table:table-row>
        <table:table-row table:style-name="ro1">
          <table:table-cell table:number-columns-repeated="6"/>
          <table:table-cell table:formula="of:=INDEX([.$C$2:.$C$14]; 7; 1)" office:value-type="float" office:value="24678.4" calcext:value-type="float">
            <text:p>24678,4</text:p>
          </table:table-cell>
          <table:table-cell table:formula="of:=[.$H$8] * [.$G$17] + [.$H$9]" office:value-type="float" office:value="111.979984739363" calcext:value-type="float">
            <text:p>111,979984739363</text:p>
          </table:table-cell>
          <table:table-cell/>
        </table:table-row>
        <table:table-row table:style-name="ro1">
          <table:table-cell table:number-columns-repeated="6"/>
          <table:table-cell table:formula="of:=INDEX([.$C$2:.$C$14]; 8; 1)" office:value-type="float" office:value="28200.96" calcext:value-type="float">
            <text:p>28200,96</text:p>
          </table:table-cell>
          <table:table-cell table:formula="of:=[.$H$8] * [.$G$18] + [.$H$9]" office:value-type="float" office:value="127.965198018112" calcext:value-type="float">
            <text:p>127,965198018112</text:p>
          </table:table-cell>
          <table:table-cell/>
        </table:table-row>
        <table:table-row table:style-name="ro1">
          <table:table-cell table:number-columns-repeated="6"/>
          <table:table-cell table:formula="of:=INDEX([.$C$2:.$C$14]; 9; 1)" office:value-type="float" office:value="31723.52" calcext:value-type="float">
            <text:p>31723,52</text:p>
          </table:table-cell>
          <table:table-cell table:formula="of:=[.$H$8] * [.$G$19] + [.$H$9]" office:value-type="float" office:value="143.95041129686" calcext:value-type="float">
            <text:p>143,95041129686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0; 1)" office:value-type="float" office:value="35246.08" calcext:value-type="float">
            <text:p>35246,08</text:p>
          </table:table-cell>
          <table:table-cell table:formula="of:=[.$H$8] * [.$G$20] + [.$H$9]" office:value-type="float" office:value="159.935624575608" calcext:value-type="float">
            <text:p>159,935624575608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1; 1)" office:value-type="float" office:value="38789.12" calcext:value-type="float">
            <text:p>38789,12</text:p>
          </table:table-cell>
          <table:table-cell table:formula="of:=[.$H$8] * [.$G$21] + [.$H$9]" office:value-type="float" office:value="176.013775140861" calcext:value-type="float">
            <text:p>176,013775140861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2; 1)" office:value-type="float" office:value="42332.16" calcext:value-type="float">
            <text:p>42332,16</text:p>
          </table:table-cell>
          <table:table-cell table:formula="of:=[.$H$8] * [.$G$22] + [.$H$9]" office:value-type="float" office:value="192.091925706113" calcext:value-type="float">
            <text:p>192,091925706113</text:p>
          </table:table-cell>
          <table:table-cell/>
        </table:table-row>
        <table:table-row table:style-name="ro1">
          <table:table-cell table:number-columns-repeated="6"/>
          <table:table-cell table:formula="of:=INDEX([.$C$2:.$C$14]; 13; 1)" office:value-type="float" office:value="45854.72" calcext:value-type="float">
            <text:p>45854,72</text:p>
          </table:table-cell>
          <table:table-cell table:formula="of:=[.$H$8] * [.$G$23] + [.$H$9]" office:value-type="float" office:value="208.077138984862" calcext:value-type="float">
            <text:p>208,077138984862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pan text:style-name="T1">Regression</text:span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egressionsmodell</text:p>
          </table:table-cell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:.$C$14] ; [.$E$2:.$E$14])" office:value-type="float" office:value="0.999976311439066" calcext:value-type="float">
            <text:p>0,99997631143906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tandardfehler</text:p>
          </table:table-cell>
          <table:table-cell table:number-matrix-columns-spanned="1" table:number-matrix-rows-spanned="1" table:formula="of:=STEYX([.$C$2:.$C$14] ; [.$E$2:.$E$14])" office:value-type="float" office:value="69.9390711411479" calcext:value-type="float">
            <text:p>69,939071141147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teigung</text:p>
          </table:table-cell>
          <table:table-cell table:number-matrix-columns-spanned="1" table:number-matrix-rows-spanned="1" table:formula="of:=SLOPE([.$C$2:.$C$14] ; [.$E$2:.$E$14])" office:value-type="float" office:value="233.323003742694" calcext:value-type="float">
            <text:p>233,3230037426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Achsenabschnitt</text:p>
          </table:table-cell>
          <table:table-cell table:number-matrix-columns-spanned="1" table:number-matrix-rows-spanned="1" table:formula="of:=INTERCEPT([.$C$2:.$C$14] ; [.$E$2:.$E$14])" office:value-type="float" office:value="278.619225280701" calcext:value-type="float">
            <text:p>278,61922528070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INDEX([.$E$2:.$E$14]; 1; 1)" office:value-type="float" office:value="14" calcext:value-type="float">
            <text:p>14</text:p>
          </table:table-cell>
          <table:table-cell table:formula="of:=[.$H$33] * [.$G$36] + [.$H$34]" office:value-type="float" office:value="3545.14127767842" calcext:value-type="float">
            <text:p>3545,14127767842</text:p>
          </table:table-cell>
          <table:table-cell/>
        </table:table-row>
        <table:table-row table:style-name="ro1">
          <table:table-cell table:number-columns-repeated="6"/>
          <table:table-cell table:formula="of:=INDEX([.$E$2:.$E$14]; 2; 1)" office:value-type="float" office:value="29" calcext:value-type="float">
            <text:p>29</text:p>
          </table:table-cell>
          <table:table-cell table:formula="of:=[.$H$33] * [.$G$37] + [.$H$34]" office:value-type="float" office:value="7044.98633381884" calcext:value-type="float">
            <text:p>7044,98633381884</text:p>
          </table:table-cell>
          <table:table-cell/>
        </table:table-row>
        <table:table-row table:style-name="ro1">
          <table:table-cell table:number-columns-repeated="6"/>
          <table:table-cell table:formula="of:=INDEX([.$E$2:.$E$14]; 3; 1)" office:value-type="float" office:value="44" calcext:value-type="float">
            <text:p>44</text:p>
          </table:table-cell>
          <table:table-cell table:formula="of:=[.$H$33] * [.$G$38] + [.$H$34]" office:value-type="float" office:value="10544.8313899593" calcext:value-type="float">
            <text:p>10544,8313899593</text:p>
          </table:table-cell>
          <table:table-cell/>
        </table:table-row>
        <table:table-row table:style-name="ro1">
          <table:table-cell table:number-columns-repeated="6"/>
          <table:table-cell table:formula="of:=INDEX([.$E$2:.$E$14]; 4; 1)" office:value-type="float" office:value="59" calcext:value-type="float">
            <text:p>59</text:p>
          </table:table-cell>
          <table:table-cell table:formula="of:=[.$H$33] * [.$G$39] + [.$H$34]" office:value-type="float" office:value="14044.6764460997" calcext:value-type="float">
            <text:p>14044,6764460997</text:p>
          </table:table-cell>
          <table:table-cell/>
        </table:table-row>
        <table:table-row table:style-name="ro1">
          <table:table-cell table:number-columns-repeated="6"/>
          <table:table-cell table:formula="of:=INDEX([.$E$2:.$E$14]; 5; 1)" office:value-type="float" office:value="74" calcext:value-type="float">
            <text:p>74</text:p>
          </table:table-cell>
          <table:table-cell table:formula="of:=[.$H$33] * [.$G$40] + [.$H$34]" office:value-type="float" office:value="17544.5215022401" calcext:value-type="float">
            <text:p>17544,5215022401</text:p>
          </table:table-cell>
          <table:table-cell/>
        </table:table-row>
        <table:table-row table:style-name="ro1">
          <table:table-cell table:number-columns-repeated="6"/>
          <table:table-cell table:formula="of:=INDEX([.$E$2:.$E$14]; 6; 1)" office:value-type="float" office:value="85" calcext:value-type="float">
            <text:p>85</text:p>
          </table:table-cell>
          <table:table-cell table:formula="of:=[.$H$33] * [.$G$41] + [.$H$34]" office:value-type="float" office:value="20111.0745434097" calcext:value-type="float">
            <text:p>20111,0745434097</text:p>
          </table:table-cell>
          <table:table-cell/>
        </table:table-row>
        <table:table-row table:style-name="ro1">
          <table:table-cell table:number-columns-repeated="6"/>
          <table:table-cell table:formula="of:=INDEX([.$E$2:.$E$14]; 7; 1)" office:value-type="float" office:value="105" calcext:value-type="float">
            <text:p>105</text:p>
          </table:table-cell>
          <table:table-cell table:formula="of:=[.$H$33] * [.$G$42] + [.$H$34]" office:value-type="float" office:value="24777.5346182636" calcext:value-type="float">
            <text:p>24777,5346182636</text:p>
          </table:table-cell>
          <table:table-cell/>
        </table:table-row>
        <table:table-row table:style-name="ro1">
          <table:table-cell table:number-columns-repeated="6"/>
          <table:table-cell table:formula="of:=INDEX([.$E$2:.$E$14]; 8; 1)" office:value-type="float" office:value="120" calcext:value-type="float">
            <text:p>120</text:p>
          </table:table-cell>
          <table:table-cell table:formula="of:=[.$H$33] * [.$G$43] + [.$H$34]" office:value-type="float" office:value="28277.379674404" calcext:value-type="float">
            <text:p>28277,379674404</text:p>
          </table:table-cell>
          <table:table-cell/>
        </table:table-row>
        <table:table-row table:style-name="ro1">
          <table:table-cell table:number-columns-repeated="6"/>
          <table:table-cell table:formula="of:=INDEX([.$E$2:.$E$14]; 9; 1)" office:value-type="float" office:value="135" calcext:value-type="float">
            <text:p>135</text:p>
          </table:table-cell>
          <table:table-cell table:formula="of:=[.$H$33] * [.$G$44] + [.$H$34]" office:value-type="float" office:value="31777.2247305444" calcext:value-type="float">
            <text:p>31777,2247305444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0; 1)" office:value-type="float" office:value="150" calcext:value-type="float">
            <text:p>150</text:p>
          </table:table-cell>
          <table:table-cell table:formula="of:=[.$H$33] * [.$G$45] + [.$H$34]" office:value-type="float" office:value="35277.0697866849" calcext:value-type="float">
            <text:p>35277,0697866849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1; 1)" office:value-type="float" office:value="165" calcext:value-type="float">
            <text:p>165</text:p>
          </table:table-cell>
          <table:table-cell table:formula="of:=[.$H$33] * [.$G$46] + [.$H$34]" office:value-type="float" office:value="38776.9148428253" calcext:value-type="float">
            <text:p>38776,9148428253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2; 1)" office:value-type="float" office:value="180" calcext:value-type="float">
            <text:p>180</text:p>
          </table:table-cell>
          <table:table-cell table:formula="of:=[.$H$33] * [.$G$47] + [.$H$34]" office:value-type="float" office:value="42276.7598989657" calcext:value-type="float">
            <text:p>42276,7598989657</text:p>
          </table:table-cell>
          <table:table-cell/>
        </table:table-row>
        <table:table-row table:style-name="ro1">
          <table:table-cell table:number-columns-repeated="6"/>
          <table:table-cell table:formula="of:=INDEX([.$E$2:.$E$14]; 13; 1)" office:value-type="float" office:value="195" calcext:value-type="float">
            <text:p>195</text:p>
          </table:table-cell>
          <table:table-cell table:formula="of:=[.$H$33] * [.$G$48] + [.$H$34]" office:value-type="float" office:value="45776.6049551061" calcext:value-type="float">
            <text:p>45776,6049551061</text:p>
          </table:table-cell>
          <table:table-cell/>
        </table:table-row>
      </table:table>
      <table:table table:name="boiler" table:style-name="ta1">
        <table:shapes>
          <draw:frame draw:z-index="0" draw:style-name="gr1" draw:text-style-name="P1" svg:width="159.99mm" svg:height="89.99mm" svg:x="55.8mm" svg:y="1.59mm">
            <draw:object draw:notify-on-update-of-ranges="boiler.A1:boiler.A1 boiler.A2:boiler.A18 boiler.B1:boiler.B1 boiler.B2:boiler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/mA</text:p>
          </table:table-cell>
          <table:table-cell table:style-name="ce1" office:value-type="string" calcext:value-type="string">
            <text:p>P/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06:05:20.5833478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05:20:49.861147305</meta:creation-date>
    <dc:date>2018-12-07T06:08:44.415454389</dc:date>
    <meta:editing-duration>PT54M19S</meta:editing-duration>
    <meta:editing-cycles>2</meta:editing-cycles>
    <meta:generator>LibreOffice/6.0.6.2$Linux_X86_64 LibreOffice_project/00m0$Build-2</meta:generator>
    <meta:document-statistic meta:table-count="2" meta:cell-count="1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00" chart:origin="0" chart:interval-major="2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boiler.A1:boiler.B18" chart:data-source-has-labels="row" svg:x="0.32cm" svg:y="0.18cm" svg:width="13.355cm" svg:height="8.64cm">
          <chartooo:coordinate-region svg:x="1.127cm" svg:y="0.379cm" svg:width="12.1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boiler.B2:boiler.B18" chart:label-cell-address="boiler.B1:boiler.B1" chart:class="chart:scatter">
            <chart:domain table:cell-range-address="boiler.A2:boiler.A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/W</text:p>
                <draw:g>
                  <svg:desc>boiler.B1:boil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oiler.A2:boiler.A18</svg:desc>
                </draw:g>
              </table:table-cell>
              <table:table-cell office:value-type="float" office:value="0">
                <text:p>0</text:p>
                <draw:g>
                  <svg:desc>boiler.B2:boiler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950">
                <text:p>1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adc.B2:adc.C14 adc.C1:adc.C1" chart:data-source-has-labels="row" svg:x="0.32cm" svg:y="0.18cm" svg:width="12.799cm" svg:height="8.64cm">
          <chartooo:coordinate-region svg:x="1.497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dc.C2:adc.C14" chart:label-cell-address="adc.C1:adc.C1" chart:class="chart:scatter">
            <chart:domain table:cell-range-address="adc.B2:adc.B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Modbus</text:p>
                <draw:g>
                  <svg:desc>adc.C1:ad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adc.B2:adc.B14</svg:desc>
                </draw:g>
              </table:table-cell>
              <table:table-cell office:value-type="float" office:value="3543.04">
                <text:p>3543.04</text:p>
                <draw:g>
                  <svg:desc>adc.C2:adc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7065.6">
                <text:p>706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0588.16">
                <text:p>10588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4110.72">
                <text:p>1411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7633.28">
                <text:p>1763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20008.96">
                <text:p>20008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24678.4">
                <text:p>2467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8200.96">
                <text:p>28200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31723.52">
                <text:p>3172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35246.08">
                <text:p>35246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">
                <text:p>176</text:p>
              </table:table-cell>
              <table:table-cell office:value-type="float" office:value="38789.12">
                <text:p>38789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">
                <text:p>192</text:p>
              </table:table-cell>
              <table:table-cell office:value-type="float" office:value="42332.16">
                <text:p>42332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">
                <text:p>208</text:p>
              </table:table-cell>
              <table:table-cell office:value-type="float" office:value="45854.72">
                <text:p>45854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